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B00000000490FBAAB901F93E93.png" manifest:media-type="image/png"/>
  <manifest:file-entry manifest:full-path="Pictures/10000201000004B0000000085CD2E8A90377BE4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onomica" svg:font-family="Economica"/>
    <style:font-face style:name="Open Sans" svg:font-family="'Open Sans'"/>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break-before="auto" fo:break-after="auto" style:writing-mode="lr-tb"/>
    </style:style>
    <style:style style:name="P2" style:family="paragraph" style:parent-style-name="Subtitle">
      <style:paragraph-properties fo:line-height="150%" fo:break-before="auto" fo:break-after="auto" style:writing-mode="lr-tb"/>
    </style:style>
    <style:style style:name="P3" style:family="paragraph" style:parent-style-name="Standard">
      <style:paragraph-properties fo:margin-top="0cm" fo:margin-bottom="0cm" loext:contextual-spacing="false" fo:line-height="150%" fo:break-before="auto" fo:break-after="auto" style:writing-mode="lr-tb"/>
    </style:style>
    <style:style style:name="P4" style:family="paragraph" style:parent-style-name="Standard">
      <style:paragraph-properties fo:margin-top="0cm" fo:margin-bottom="0cm" loext:contextual-spacing="false" fo:line-height="100%" fo:break-before="auto" fo:break-after="auto" style:writing-mode="lr-tb"/>
    </style:style>
    <style:style style:name="P5" style:family="paragraph" style:parent-style-name="Subtitle">
      <style:paragraph-properties fo:margin-top="0cm" fo:margin-bottom="0cm" loext:contextual-spacing="false" fo:line-height="150%" fo:break-before="auto" fo:break-after="auto" style:writing-mode="lr-tb"/>
    </style:style>
    <style:style style:name="P6" style:family="paragraph" style:parent-style-name="Subtitle">
      <style:paragraph-properties fo:margin-top="1.058cm" fo:margin-bottom="0cm" loext:contextual-spacing="false" fo:line-height="150%" fo:break-before="auto" fo:break-after="auto" style:writing-mode="lr-tb"/>
    </style:style>
    <style:style style:name="P7" style:family="paragraph" style:parent-style-name="Standard">
      <style:paragraph-properties fo:margin-left="0cm" fo:margin-right="0cm" fo:margin-top="0cm" fo:margin-bottom="0cm" loext:contextual-spacing="false" fo:line-height="100%" fo:text-indent="0.159cm" style:auto-text-indent="false" fo:break-before="auto" fo:break-after="auto" style:writing-mode="lr-tb"/>
      <style:text-properties style:font-name="Economica" style:font-name-asian="Economica" style:font-name-complex="Economica"/>
    </style:style>
    <style:style style:name="P8" style:family="paragraph" style:parent-style-name="Standard">
      <style:paragraph-properties fo:margin-top="0.106cm" fo:margin-bottom="0cm" loext:contextual-spacing="false" fo:line-height="150%" fo:break-before="auto" fo:break-after="auto" style:writing-mode="lr-tb"/>
    </style:style>
    <style:style style:name="P9" style:family="paragraph" style:parent-style-name="Standard">
      <style:paragraph-properties fo:margin-left="0cm" fo:margin-right="0cm" fo:line-height="150%" fo:text-indent="0.026cm" style:auto-text-indent="false" fo:break-before="auto" fo:break-after="auto" style:writing-mode="lr-tb"/>
    </style:style>
    <style:style style:name="P10" style:family="paragraph" style:parent-style-name="Standard">
      <style:paragraph-properties fo:margin-left="0cm" fo:margin-right="0cm" fo:line-height="150%" fo:text-indent="0cm" style:auto-text-indent="false" fo:break-before="auto" fo:break-after="auto" style:writing-mode="lr-tb"/>
    </style:style>
    <style:style style:name="P11" style:family="paragraph" style:parent-style-name="Standard" style:master-page-name="Standard">
      <style:paragraph-properties fo:line-height="150%" style:page-number="auto" fo:break-before="auto" fo:break-after="auto" style:writing-mode="lr-tb"/>
    </style:style>
    <style:style style:name="P12" style:family="paragraph" style:parent-style-name="Standard" style:list-style-name="LS1">
      <style:paragraph-properties fo:margin-top="0cm" fo:margin-bottom="0cm" loext:contextual-spacing="false" fo:line-height="150%" fo:break-before="auto" fo:break-after="auto" style:writing-mode="lr-tb"/>
    </style:style>
    <style:style style:name="P13" style:family="paragraph" style:parent-style-name="Heading_20_2">
      <style:paragraph-properties fo:line-height="150%" fo:break-before="auto" fo:break-after="auto" style:writing-mode="lr-tb"/>
    </style:style>
    <style:style style:name="P14" style:family="paragraph" style:parent-style-name="Heading_20_2">
      <style:paragraph-properties fo:margin-left="0cm" fo:margin-right="0cm" fo:line-height="150%" fo:text-indent="0cm" style:auto-text-indent="false" fo:break-before="auto" fo:break-after="auto" style:writing-mode="lr-tb"/>
    </style:style>
    <style:style style:name="P15" style:family="paragraph" style:parent-style-name="Heading_20_1">
      <style:paragraph-properties fo:line-height="150%" fo:break-before="auto" fo:break-after="auto" style:writing-mode="lr-tb"/>
    </style:style>
    <style:style style:name="P16" style:family="paragraph" style:parent-style-name="Heading_20_1">
      <style:paragraph-properties fo:line-height="150%" fo:break-before="page" style:writing-mode="lr-tb"/>
    </style:style>
    <style:style style:name="P17" style:family="paragraph" style:parent-style-name="Heading_20_1">
      <style:paragraph-properties fo:margin-left="0cm" fo:margin-right="0cm" fo:line-height="150%" fo:text-indent="0cm" style:auto-text-indent="false" fo:break-before="page" style:writing-mode="lr-tb"/>
    </style:style>
    <style:style style:name="P18" style:family="paragraph" style:parent-style-name="Heading_20_1" style:list-style-name="">
      <style:paragraph-properties fo:margin-left="0cm" fo:margin-right="0cm" fo:line-height="150%" fo:text-align="start" style:justify-single-word="false" fo:orphans="2" fo:widows="2" fo:text-indent="0cm" style:auto-text-indent="false" fo:break-before="auto" fo:break-after="auto" style:writing-mode="lr-tb"/>
    </style:style>
    <style:style style:name="P19" style:family="paragraph" style:parent-style-name="Heading_20_3">
      <style:paragraph-properties fo:line-height="150%" fo:break-before="auto" fo:break-after="auto" style:writing-mode="lr-tb"/>
    </style:style>
    <style:style style:name="P20" style:family="paragraph" style:parent-style-name="Title" style:master-page-name="Standard">
      <style:paragraph-properties fo:line-height="150%" style:page-number="auto" fo:break-before="auto" fo:break-after="auto" style:writing-mode="lr-tb"/>
    </style:style>
    <style:style style:name="T1" style:family="text">
      <style:text-properties style:font-name="Economica" style:font-name-asian="Economica" style:font-name-complex="Economica"/>
    </style:style>
    <style:style style:name="T2" style:family="text">
      <style:text-properties fo:color="#666666" fo:font-size="14pt" style:font-size-asian="14pt" style:font-size-complex="14pt"/>
    </style:style>
    <style:style style:name="T3" style:family="text">
      <style:text-properties fo:color="#999999" fo:font-size="14pt" style:font-size-asian="14pt" style:font-size-complex="14pt"/>
    </style:style>
    <style:style style:name="T4" style:family="text">
      <style:text-properties fo:font-weight="bold" style:font-weight-asian="bold" style:font-weight-complex="bold"/>
    </style:style>
    <style:style style:name="T5" style:family="text">
      <style:text-properties fo:color="#000000" fo:font-size="30pt" style:font-size-asian="30pt" style:font-size-complex="30pt"/>
    </style:style>
    <style:style style:name="T6" style:family="text">
      <style:text-properties fo:font-style="italic" style:font-style-asian="italic" style:font-style-complex="italic"/>
    </style:style>
    <style:style style:name="T7" style:family="text">
      <style:text-properties fo:color="#1155cc" style:text-underline-style="solid" style:text-underline-width="auto" style:text-underline-color="font-color"/>
    </style:style>
    <style:style style:name="T8" style:family="text">
      <style:text-properties fo:color="#8c7252" fo:font-size="12pt" fo:font-weight="bold" style:font-size-asian="12pt" style:font-weight-asian="bold" style:font-size-complex="12pt" style:font-weight-complex="bold"/>
    </style:style>
    <style:style style:name="fr1"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h.mbjsiz6n6jlo"/><text:span text:style-name="T2">CASAL 2</text:span><text:span text:style-name="T3"><text:line-break/></text:span><text:span text:style-name="T4">How-To Build Guide</text:span></text:p>
      <text:p text:style-name="P2"><text:bookmark text:name="h.vb8p0lepu9vn"/><text:span text:style-name="T5">Building CASAL 2 for Windows and Linux</text:span></text:p>
      <text:p text:style-name="P8"><draw:frame draw:style-name="fr1" draw:name="3" text:anchor-type="as-char" svg:width="16.51cm" svg:height="0.106cm" draw:z-index="0"><draw:image xlink:href="Pictures/10000201000004B0000000085CD2E8A90377BE4D.png" xlink:type="simple" xlink:show="embed" xlink:actuate="onLoad"/></draw:frame></text:p>
      <text:h text:style-name="P15" text:outline-level="10"><text:bookmark text:name="h.arolcxe0i15c"/>Introduction</text:h>
      <text:p text:style-name="P9">CASAL (C++ Algorithmic Stock Assessment Laboratory) is an advanced software package developed by NIWA for fish stock assessment. The software implements a generalised age- or length-structured fish stock assessment model that allows a great deal of choice in specifying the population dynamics, parameter estimation, and model outputs.</text:p>
      <text:p text:style-name="P9">At present the CASAL2 build system supports Microsoft Windows 7+ and Linux (with GCC/G++ 4.9.0+). Apple OSX is currently not supported.</text:p>
      <text:h text:style-name="P15" text:outline-level="10"><text:bookmark text:name="h.c1g2on621ihk"/>Build System Layout</text:h>
      <text:p text:style-name="P1">The build system is a collection of python scripts that do various tasks. These are located in CASAL2/BuildSystem/buildtools/classes/. Each python script has it’s own set of functionality.</text:p>
      <text:p text:style-name="P1">The top level of the build system is CASAL2/BuildSystem/. In this directory you can run <text:span text:style-name="T6">‘doBuild.bat help’</text:span> or <text:span text:style-name="T6">‘./doBuild.sh help’ </text:span>on the command line to view all of the different build modes.</text:p>
      <text:p text:style-name="P1"><text:soft-page-break/>The build system will take one or two parameters depending on what style of build you’d like. It’s possible to build various stand-alone binaries as well as shared libraries.</text:p>
      <text:p text:style-name="P1">For example:</text:p>
      <text:p text:style-name="P1"><text:span text:style-name="T6">doBuild debug </text:span>- will build a stand alone debug binary</text:p>
      <text:p text:style-name="P1"><text:span text:style-name="T6">doBuild library debug </text:span>- will build a debug shared library</text:p>
      <text:p text:style-name="P1"><text:span text:style-name="T6">doBuild thirdparty </text:span>- will build all of the third party libraries</text:p>
      <text:p text:style-name="P1"><text:span text:style-name="T6">doBuild thirdparty betadiff </text:span>- will rebuild only the betadiff thirdparty library</text:p>
      <text:p text:style-name="P1"/>
      <text:p text:style-name="P1">All outputs from the build system will be placed in subfolders of CASAL2/BuildSystem/bin/&lt;operating system&gt;/&lt;build_type&gt; </text:p>
      <text:p text:style-name="P1">e.g:</text:p>
      <text:p text:style-name="P1">CASAL2/BuildSystem/windows/debug</text:p>
      <text:p text:style-name="P1">CASAL2/BuildSystem/windows/library_release</text:p>
      <text:p text:style-name="P1">CASAL2/BuildSystem/windows/thirdparty/</text:p>
      <text:p text:style-name="P1">CASAL2/BuildSystem/linux/library_release</text:p>
      <text:p text:style-name="P9"/>
      <text:h text:style-name="P15" text:outline-level="10"><text:bookmark text:name="h.xjatd86dayq7"/></text:h>
      <text:h text:style-name="P16" text:outline-level="10"><text:bookmark text:name="h.guhnwwmmmetr"/><text:bookmark text:name="h.la5jp5tnimjw"/>Building on Microsoft Windows</text:h>
      <text:h text:style-name="P13" text:outline-level="10"><text:bookmark text:name="h.p1fpc5dnediv"/>Prerequisite Software</text:h>
      <text:h text:style-name="P19" text:outline-level="10"><text:bookmark text:name="h.iykgr6d39nrj"/>C++ and Fortran Compiler </text:h>
      <text:p text:style-name="P1">Source: tdm-gcc (MingW64) <text:span text:style-name="T6">from </text:span><text:a xlink:type="simple" xlink:href="http://tdm-gcc.tdragon.net/" text:style-name="Internet_20_link" text:visited-style-name="Visited_20_Internet_20_Link">http</text:a><text:a xlink:type="simple" xlink:href="http://tdm-gcc.tdragon.net/" text:style-name="Internet_20_link" text:visited-style-name="Visited_20_Internet_20_Link">://</text:a><text:a xlink:type="simple" xlink:href="http://tdm-gcc.tdragon.net/" text:style-name="Internet_20_link" text:visited-style-name="Visited_20_Internet_20_Link">tdm</text:a><text:a xlink:type="simple" xlink:href="http://tdm-gcc.tdragon.net/" text:style-name="Internet_20_link" text:visited-style-name="Visited_20_Internet_20_Link">-</text:a><text:a xlink:type="simple" xlink:href="http://tdm-gcc.tdragon.net/" text:style-name="Internet_20_link" text:visited-style-name="Visited_20_Internet_20_Link">gcc</text:a><text:a xlink:type="simple" xlink:href="http://tdm-gcc.tdragon.net/" text:style-name="Internet_20_link" text:visited-style-name="Visited_20_Internet_20_Link">.</text:a><text:a xlink:type="simple" xlink:href="http://tdm-gcc.tdragon.net/" text:style-name="Internet_20_link" text:visited-style-name="Visited_20_Internet_20_Link">tdragon</text:a><text:a xlink:type="simple" xlink:href="http://tdm-gcc.tdragon.net/" text:style-name="Internet_20_link" text:visited-style-name="Visited_20_Internet_20_Link">.</text:a><text:a xlink:type="simple" xlink:href="http://tdm-gcc.tdragon.net/" text:style-name="Internet_20_link" text:visited-style-name="Visited_20_Internet_20_Link">net</text:a><text:a xlink:type="simple" xlink:href="http://tdm-gcc.tdragon.net/" text:style-name="Internet_20_link" text:visited-style-name="Visited_20_Internet_20_Link">/</text:a></text:p>
      <text:p text:style-name="P1">CASAL2 is designed to compile under GCC on all platforms. At present there is no support for Microsoft Visual C++. If you had all of the third-party libraries built under Visual C++ then it’d be possible to compile CASAL2.</text:p>
      <text:p text:style-name="P1">It’s recommend you get the latest version of TDM-GCC. At the time of writing that was 5.1.0.</text:p>
      <text:p text:style-name="P1">During installation, you must check to install the GFortran components as well as the C++ components. Some of the third-party libraries required GFortran.</text:p>
      <text:h text:style-name="P19" text:outline-level="10"><text:bookmark text:name="h.phmc02mq2ib7"/>GIT Version Control</text:h>
      <text:p text:style-name="P1">Source: Command line GIT <text:span text:style-name="T6">from </text:span><text:a xlink:type="simple" xlink:href="https://git-scm.com/downloads" text:style-name="Internet_20_link" text:visited-style-name="Visited_20_Internet_20_Link">https</text:a><text:a xlink:type="simple" xlink:href="https://git-scm.com/downloads" text:style-name="Internet_20_link" text:visited-style-name="Visited_20_Internet_20_Link">://</text:a><text:a xlink:type="simple" xlink:href="https://git-scm.com/downloads" text:style-name="Internet_20_link" text:visited-style-name="Visited_20_Internet_20_Link">git</text:a><text:a xlink:type="simple" xlink:href="https://git-scm.com/downloads" text:style-name="Internet_20_link" text:visited-style-name="Visited_20_Internet_20_Link">-</text:a><text:a xlink:type="simple" xlink:href="https://git-scm.com/downloads" text:style-name="Internet_20_link" text:visited-style-name="Visited_20_Internet_20_Link">scm</text:a><text:a xlink:type="simple" xlink:href="https://git-scm.com/downloads" text:style-name="Internet_20_link" text:visited-style-name="Visited_20_Internet_20_Link">.</text:a><text:a xlink:type="simple" xlink:href="https://git-scm.com/downloads" text:style-name="Internet_20_link" text:visited-style-name="Visited_20_Internet_20_Link">com</text:a><text:a xlink:type="simple" xlink:href="https://git-scm.com/downloads" text:style-name="Internet_20_link" text:visited-style-name="Visited_20_Internet_20_Link">/</text:a><text:a xlink:type="simple" xlink:href="https://git-scm.com/downloads" text:style-name="Internet_20_link" text:visited-style-name="Visited_20_Internet_20_Link">downloads</text:a></text:p>
      <text:p text:style-name="P1">GIT is used to build a Version.h header file so CASAL2 knows it’s version internally and this can be used for diagnostic purposes. </text:p>
      <text:p text:style-name="P1">During installation, you must pick the Windows/DOS command line style of installation. Selecting the Linux/*nix style will cause GIT to mangle the PATH environment variable and the build system will be unable to locate GIT.</text:p>
      <text:h text:style-name="P19" text:outline-level="10"><text:bookmark text:name="h.nrqbi9imp99t"/>MikTex Latex Processor (optional)</text:h>
      <text:p text:style-name="P1">Source: Portable version <text:span text:style-name="T6">from </text:span>http://miktex.org/portable</text:p>
      <text:p text:style-name="P1"><text:soft-page-break/>The documentation for CASAL2 is a PDF manual generated from Latex. Much of the Latex has been written by hand, but the syntax sections of the manual are generated directly from the code. In order to generate the documentation you will need the MikTex latex processor.</text:p>
      <text:p text:style-name="P1">If you do not wish to build the documentation, you can skip installing this.</text:p>
      <text:h text:style-name="P19" text:outline-level="10"><text:bookmark text:name="h.mlct6e7ef6lf"/>Inno Setup Installer Builder (optional)</text:h>
      <text:p text:style-name="P1">Source: Inno Setup 5 <text:span text:style-name="T6">from </text:span><text:a xlink:type="simple" xlink:href="http://www.jrsoftware.org/isdl.php" text:style-name="Internet_20_link" text:visited-style-name="Visited_20_Internet_20_Link">http</text:a><text:a xlink:type="simple" xlink:href="http://www.jrsoftware.org/isdl.php" text:style-name="Internet_20_link" text:visited-style-name="Visited_20_Internet_20_Link">://</text:a><text:a xlink:type="simple" xlink:href="http://www.jrsoftware.org/isdl.php" text:style-name="Internet_20_link" text:visited-style-name="Visited_20_Internet_20_Link">www</text:a><text:a xlink:type="simple" xlink:href="http://www.jrsoftware.org/isdl.php" text:style-name="Internet_20_link" text:visited-style-name="Visited_20_Internet_20_Link">.</text:a><text:a xlink:type="simple" xlink:href="http://www.jrsoftware.org/isdl.php" text:style-name="Internet_20_link" text:visited-style-name="Visited_20_Internet_20_Link">jrsoftware</text:a><text:a xlink:type="simple" xlink:href="http://www.jrsoftware.org/isdl.php" text:style-name="Internet_20_link" text:visited-style-name="Visited_20_Internet_20_Link">.</text:a><text:a xlink:type="simple" xlink:href="http://www.jrsoftware.org/isdl.php" text:style-name="Internet_20_link" text:visited-style-name="Visited_20_Internet_20_Link">org</text:a><text:a xlink:type="simple" xlink:href="http://www.jrsoftware.org/isdl.php" text:style-name="Internet_20_link" text:visited-style-name="Visited_20_Internet_20_Link">/</text:a><text:a xlink:type="simple" xlink:href="http://www.jrsoftware.org/isdl.php" text:style-name="Internet_20_link" text:visited-style-name="Visited_20_Internet_20_Link">isdl</text:a><text:a xlink:type="simple" xlink:href="http://www.jrsoftware.org/isdl.php" text:style-name="Internet_20_link" text:visited-style-name="Visited_20_Internet_20_Link">.</text:a><text:a xlink:type="simple" xlink:href="http://www.jrsoftware.org/isdl.php" text:style-name="Internet_20_link" text:visited-style-name="Visited_20_Internet_20_Link">php</text:a></text:p>
      <text:p text:style-name="P1">If you wish to build a single installer for CASAL2 you’ll need the Inno Setup 5 application installed on the machine.</text:p>
      <text:p text:style-name="P1">The installation path must be C:\Program Files (x86)\Inno Setup 5\</text:p>
      <text:h text:style-name="P13" text:outline-level="10"><text:bookmark text:name="h.ppiew9wrqzwn"/>Pre-Build Requirements</text:h>
      <text:p text:style-name="P1">Prior to building CASAL2 you will need to ensure you have both G++ and GIT in your path. You can check both of these by typing:</text:p>
      <text:p text:style-name="P1"><text:span text:style-name="T6">g++ --version</text:span></text:p>
      <text:p text:style-name="P1"><text:span text:style-name="T6">git --version</text:span></text:p>
      <text:p text:style-name="P1">It’s worth checking to ensure GFortran has been installed with the G++ compiler by typing:</text:p>
      <text:p text:style-name="P1"><text:span text:style-name="T6">gfortran --version</text:span></text:p>
      <text:p text:style-name="P1">If you wish to build the documentation bibtex will also need to be in the path:</text:p>
      <text:p text:style-name="P1"><text:span text:style-name="T6">bibtex -version</text:span></text:p>
      <text:h text:style-name="P13" text:outline-level="10"><text:bookmark text:name="h.ltrqmatkvx4j"/><text:soft-page-break/>Building CASAL2</text:h>
      <text:p text:style-name="P1">The build process is very simple. You can run <text:span text:style-name="T6">‘./doBuild.sh check’</text:span> to see if your build environment is ready.</text:p>
      <text:list xml:id="list7733726233908914619" text:style-name="LS1">
        <text:list-item>
          <text:p text:style-name="P12">Get a copy of the code with:</text:p>
          <text:list>
            <text:list-item>
              <text:p text:style-name="P12"><text:span text:style-name="T6">git clone git://github.com/alistairdunn1/CASAL2</text:span></text:p>
            </text:list-item>
          </text:list>
        </text:list-item>
        <text:list-item>
          <text:p text:style-name="P12">Navigate to the BuildSystem folder in CASAL2/BuildSystem</text:p>
        </text:list-item>
        <text:list-item>
          <text:p text:style-name="P12">You need to build the third party libraries with:</text:p>
          <text:list>
            <text:list-item>
              <text:p text:style-name="P12"><text:span text:style-name="T6">doBuild thirdparty</text:span></text:p>
            </text:list-item>
          </text:list>
        </text:list-item>
        <text:list-item>
          <text:p text:style-name="P12">You need to build the binary you want to use:</text:p>
          <text:list>
            <text:list-item>
              <text:p text:style-name="P12"><text:span text:style-name="T6">doBuild release</text:span></text:p>
            </text:list-item>
          </text:list>
        </text:list-item>
        <text:list-item>
          <text:p text:style-name="P12">You can build the documentation if you want:</text:p>
          <text:list>
            <text:list-item>
              <text:p text:style-name="P12"><text:span text:style-name="T6">doBuild documentation</text:span></text:p>
            </text:list-item>
          </text:list>
        </text:list-item>
      </text:list>
      <text:h text:style-name="P17" text:outline-level="10"><text:bookmark text:name="h.qwqqj3p9pk86"/>Building on Linux</text:h>
      <text:p text:style-name="P1">This guide has been written against a fresh install of Ubuntu 15.10. With Ubuntu we use apt-get to install new packages. You’ll need to be familiar with the package manager for your distribution to correctly install the required prerequisite software.</text:p>
      <text:h text:style-name="P13" text:outline-level="10"><text:bookmark text:name="h.1yaiid3fgrs2"/>Prerequisite Software</text:h>
      <text:p text:style-name="P1"><text:span text:style-name="T8">Compiler G++</text:span></text:p>
      <text:p text:style-name="P1">Ubuntu 15.10 comes with G++ 15.10, gfortran is not installed though so we can install it with: <text:span text:style-name="T6">sudo apt-get install gfortran</text:span></text:p>
      <text:h text:style-name="P19" text:outline-level="10"><text:bookmark text:name="h.amhkofetvc27"/>GIT Version Control</text:h>
      <text:p text:style-name="P1">Git isn’t installed by default but we can install it with: <text:span text:style-name="T6">sudo apt-get install git</text:span></text:p>
      <text:p text:style-name="P1">Source: Command line GIT <text:span text:style-name="T6">from </text:span><text:a xlink:type="simple" xlink:href="https://git-scm.com/downloads" text:style-name="Internet_20_link" text:visited-style-name="Visited_20_Internet_20_Link">https</text:a><text:a xlink:type="simple" xlink:href="https://git-scm.com/downloads" text:style-name="Internet_20_link" text:visited-style-name="Visited_20_Internet_20_Link">://</text:a><text:a xlink:type="simple" xlink:href="https://git-scm.com/downloads" text:style-name="Internet_20_link" text:visited-style-name="Visited_20_Internet_20_Link">git</text:a><text:a xlink:type="simple" xlink:href="https://git-scm.com/downloads" text:style-name="Internet_20_link" text:visited-style-name="Visited_20_Internet_20_Link">-</text:a><text:a xlink:type="simple" xlink:href="https://git-scm.com/downloads" text:style-name="Internet_20_link" text:visited-style-name="Visited_20_Internet_20_Link">scm</text:a><text:a xlink:type="simple" xlink:href="https://git-scm.com/downloads" text:style-name="Internet_20_link" text:visited-style-name="Visited_20_Internet_20_Link">.</text:a><text:a xlink:type="simple" xlink:href="https://git-scm.com/downloads" text:style-name="Internet_20_link" text:visited-style-name="Visited_20_Internet_20_Link">com</text:a><text:a xlink:type="simple" xlink:href="https://git-scm.com/downloads" text:style-name="Internet_20_link" text:visited-style-name="Visited_20_Internet_20_Link">/</text:a><text:a xlink:type="simple" xlink:href="https://git-scm.com/downloads" text:style-name="Internet_20_link" text:visited-style-name="Visited_20_Internet_20_Link">downloads</text:a></text:p>
      <text:p text:style-name="P1">GIT is used to build a Version.h header file so CASAL2 knows it’s version internally and this can be used for diagnostic purposes. </text:p>
      <text:p text:style-name="P1">During installation, you must pick the Windows/DOS command line style of installation. Selecting the Linux/*nix style will cause GIT to mangle the PATH environment variable and the build system will be unable to locate GIT.</text:p>
      <text:h text:style-name="P19" text:outline-level="10"><text:bookmark text:name="h.80l07cs3qwap"/>CMake</text:h>
      <text:p text:style-name="P1">CMake is required to build multiple third-party libraries and the main code base. You can do this with: <text:span text:style-name="T6">sudo apt-get install cmake</text:span></text:p>
      <text:h text:style-name="P19" text:outline-level="10"><text:bookmark text:name="h.5gujmv1fijs4"/>Python2 Modules</text:h>
      <text:p text:style-name="P1"><text:soft-page-break/>There are a couple of Python2 <text:s/>modules that are required to build CASAL2.</text:p>
      <text:p text:style-name="P1">These can be installed with:</text:p>
      <text:p text:style-name="P1"><text:span text:style-name="T6">sudo apt-get install python-dateutil</text:span></text:p>
      <text:p text:style-name="P1">You may also need to install datetime, re and distutils. </text:p>
      <text:h text:style-name="P19" text:outline-level="10"><text:bookmark text:name="h.eahqez5vxw52"/>Texlive Latex Processor (optional)</text:h>
      <text:p text:style-name="P1">No supported latex processors are installed with Ubuntu by default. You can install a suitable latex process with: </text:p>
      <text:p text:style-name="P1"><text:span text:style-name="T6">sudo apt-get install texlive-binaries</text:span></text:p>
      <text:p text:style-name="P1"><text:span text:style-name="T6">sudo apt-get install texlive-latex-base</text:span></text:p>
      <text:p text:style-name="P1"><text:span text:style-name="T6">sudo apt-get install texlive-latex-recommended</text:span></text:p>
      <text:p text:style-name="P1"><text:span text:style-name="T6">sudo apt-get install texlive-latex-extra</text:span></text:p>
      <text:p text:style-name="P1">Alternatively you can do:</text:p>
      <text:p text:style-name="P1"><text:span text:style-name="T6">sudo apt-get install texlive-full</text:span></text:p>
      <text:p text:style-name="P1">But this will require ~3GBs of storage.</text:p>
      <text:h text:style-name="P13" text:outline-level="10"><text:bookmark text:name="h.40xg9zsq16sz"/>Building CASAL2</text:h>
      <text:p text:style-name="P1">The build process is very simple. You can run <text:span text:style-name="T6">‘./doBuild.sh check’</text:span> to see if your build environment is ready.</text:p>
      <text:list xml:id="list85827893951755" text:continue-numbering="true" text:style-name="LS1">
        <text:list-item>
          <text:p text:style-name="P12">Get a copy of the code with:</text:p>
          <text:list>
            <text:list-item>
              <text:p text:style-name="P12"><text:span text:style-name="T6">git clone git://github.com/alistairdunn1/CASAL2</text:span></text:p>
            </text:list-item>
          </text:list>
        </text:list-item>
        <text:list-item>
          <text:p text:style-name="P12"><text:soft-page-break/>Navigate to the BuildSystem folder in CASAL2/BuildSystem</text:p>
        </text:list-item>
        <text:list-item>
          <text:p text:style-name="P12">You need to build the third party libraries with:</text:p>
          <text:list>
            <text:list-item>
              <text:p text:style-name="P12"><text:span text:style-name="T6">./doBuild.sh thirdparty</text:span></text:p>
            </text:list-item>
          </text:list>
        </text:list-item>
        <text:list-item>
          <text:p text:style-name="P12">You need to build the binary you want to use:</text:p>
          <text:list>
            <text:list-item>
              <text:p text:style-name="P12"><text:span text:style-name="T6">./doBuild.sh release</text:span></text:p>
            </text:list-item>
          </text:list>
        </text:list-item>
        <text:list-item>
          <text:p text:style-name="P12">You can build the documentation if you want:</text:p>
          <text:list>
            <text:list-item>
              <text:p text:style-name="P12"><text:span text:style-name="T6">./doBuild.sh documentation</text:span></text:p>
            </text:list-item>
          </text:list>
        </text:list-item>
      </text:list>
      <text:h text:style-name="P14" text:outline-level="10"><text:bookmark text:name="h.9rrkwk5tqb69"/></text:h>
      <text:h text:style-name="P18" text:outline-level="10"/>
      <text:h text:style-name="P17" text:outline-level="10"><text:bookmark text:name="h.ljxh4q1xpxtm"/>Troubleshooting</text:h>
      <text:h text:style-name="P14" text:outline-level="10"><text:bookmark text:name="h.mkwlohm28r5g"/>Third-party Libraries</text:h>
      <text:p text:style-name="P10">It’s possible there will be build errors or issues building the third-party libraries. If you encounter an error then it’s worth checking the log files. Each third-party build system stores a log of everything it’s doing.</text:p>
      <text:p text:style-name="P10">The files will be named</text:p>
      <text:p text:style-name="P10">casal2_unzip.log</text:p>
      <text:p text:style-name="P10">casal2_configure.log</text:p>
      <text:p text:style-name="P10">casal2_make.log</text:p>
      <text:p text:style-name="P10">casal2_build.log</text:p>
      <text:p text:style-name="P10">… etc</text:p>
      <text:p text:style-name="P10">Some of the third-party libraries require very specialised environments for compiling under GCC on Windows. These libraries are packaged with MSYS (MinGW Linux style shell system). The log files for these will be found in ThirdParty/&lt;library name&gt;/msys/1.0/&lt;library name&gt;/</text:p>
      <text:p text:style-name="P10">e.g: ThirdParty/adolc/msys/1.0/adolc/ADOL-C-2.5.2/casal2_make.log</text:p>
      <text:h text:style-name="P14" text:outline-level="10"><text:bookmark text:name="h.ynffqtsfxyqp"/>Main Code Base</text:h>
      <text:p text:style-name="P10"><text:soft-page-break/>If the unmodified code base does not compile the most likely cause is an issue with the third-party libraries not being built. Ensure they’ve been built, otherwise engage NIWA to help resolve your issue.</text:p>
      <text:p text:style-name="P10">Running <text:span text:style-name="T6">‘doBuild check’</text:span> can also be helpful to identify any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onomica" svg:font-family="Economica"/>
    <style:font-face style:name="Open Sans" svg:font-family="'Open Sans'"/>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6cm" fo:margin-right="0cm" fo:margin-top="0.353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Open Sans" fo:font-family="'Open Sans'" fo:font-size="11pt" fo:font-style="normal" style:text-underline-style="none" fo:font-weight="normal" style:font-name-asian="Open Sans" style:font-family-asian="'Open Sans'" style:font-size-asian="11pt" style:font-style-asian="normal" style:font-weight-asian="normal" style:font-name-complex="Open Sans" style:font-family-complex="'Open Sans'"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cm" fo:margin-bottom="0cm" loext:contextual-spacing="false" fo:line-height="150%" fo:break-before="auto" fo:break-after="auto" style:writing-mode="lr-tb"/>
      <style:text-properties fo:font-size="16pt" fo:font-weight="bold" style:font-size-asian="16pt" style:font-weight-asian="bold" style:font-size-complex="16pt" style:font-weight-complex="bold"/>
    </style:style>
    <style:style style:name="Heading_20_2" style:display-name="Heading 2" style:family="paragraph" style:parent-style-name="Standard" style:class="text">
      <style:paragraph-properties fo:margin-left="0cm" fo:margin-right="3.149cm" fo:margin-top="0.847cm" fo:margin-bottom="0cm" loext:contextual-spacing="false" fo:line-height="100%" fo:text-indent="0cm" style:auto-text-indent="false" fo:break-before="auto" fo:break-after="auto" style:writing-mode="lr-tb"/>
      <style:text-properties fo:font-size="13pt" fo:font-weight="bold" style:font-size-asian="13pt" style:font-weight-asian="bold" style:font-size-complex="13pt" style:font-weight-complex="bold"/>
    </style:style>
    <style:style style:name="Heading_20_3" style:display-name="Heading 3" style:family="paragraph" style:parent-style-name="Standard" style:class="text">
      <style:paragraph-properties fo:line-height="150%" fo:break-before="auto" fo:break-after="auto" style:writing-mode="lr-tb"/>
      <style:text-properties fo:color="#8c7252"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50%"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50%"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50%"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margin-top="0cm" fo:margin-bottom="0cm" loext:contextual-spacing="false" fo:line-height="100%" fo:text-indent="0.026cm" style:auto-text-indent="false" fo:break-before="auto" fo:break-after="auto" style:writing-mode="lr-tb"/>
      <style:text-properties style:font-name="Economica" fo:font-family="Economica" fo:font-size="30pt" style:font-name-asian="Economica" style:font-family-asian="Economica" style:font-size-asian="30pt" style:font-name-complex="Economica" style:font-family-complex="Economica" style:font-size-complex="30pt"/>
    </style:style>
    <style:style style:name="Subtitle" style:family="paragraph" style:parent-style-name="Standard" style:class="chapter">
      <style:paragraph-properties fo:margin-top="0cm" fo:margin-bottom="0cm" loext:contextual-spacing="false" fo:line-height="100%" fo:break-before="auto" fo:break-after="auto" style:writing-mode="lr-tb"/>
      <style:text-properties fo:color="#999999" style:font-name="Economica" fo:font-family="Economica" fo:font-size="14pt" style:font-name-asian="Economica" style:font-family-asian="Economica" style:font-size-asian="14pt" style:font-name-complex="Economica" style:font-family-complex="Economica" style:font-size-complex="14pt"/>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50%" style:page-number="auto" fo:break-before="auto" fo:break-after="auto" style:writing-mode="lr-tb"/>
    </style:style>
    <style:style style:name="MP2" style:family="paragraph" style:parent-style-name="Standard">
      <style:paragraph-properties fo:margin-top="0cm" fo:margin-bottom="0cm" loext:contextual-spacing="false" fo:line-height="150%" fo:break-before="auto" fo:break-after="auto" style:writing-mode="lr-tb"/>
    </style:style>
    <style:style style:name="MP3" style:family="paragraph" style:parent-style-name="Subtitle">
      <style:paragraph-properties fo:margin-top="0cm" fo:margin-bottom="0cm" loext:contextual-spacing="false" fo:line-height="150%" fo:break-before="auto" fo:break-after="auto" style:writing-mode="lr-tb"/>
    </style:style>
    <style:style style:name="MP4" style:family="paragraph" style:parent-style-name="Subtitle">
      <style:paragraph-properties fo:margin-top="1.058cm" fo:margin-bottom="0cm" loext:contextual-spacing="false" fo:line-height="150%" fo:break-before="auto" fo:break-after="auto" style:writing-mode="lr-tb"/>
    </style:style>
    <style:style style:name="MP5" style:family="paragraph" style:parent-style-name="Standard">
      <style:paragraph-properties fo:margin-top="0cm" fo:margin-bottom="0cm" loext:contextual-spacing="false" fo:line-height="100%" fo:break-before="auto" fo:break-after="auto" style:writing-mode="lr-tb"/>
    </style:style>
    <style:style style:name="MP6" style:family="paragraph" style:parent-style-name="Standard">
      <style:paragraph-properties fo:margin-left="0cm" fo:margin-right="0cm" fo:margin-top="0cm" fo:margin-bottom="0cm" loext:contextual-spacing="false" fo:line-height="100%" fo:text-indent="0.159cm" style:auto-text-indent="false" fo:break-before="auto" fo:break-after="auto" style:writing-mode="lr-tb"/>
      <style:text-properties style:font-name="Economica" style:font-name-asian="Economica" style:font-name-complex="Economica"/>
    </style:style>
    <style:style style:name="MT1" style:family="text">
      <style:text-properties style:font-name="Economica" style:font-name-asian="Economica" style:font-name-complex="Economica"/>
    </style:style>
    <style:style style:name="Mfr1"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next-style-name="MasterPageNext0">
      <style:header>
        <text:p text:style-name="MP1"/>
      </style:header>
      <style:footer>
        <text:p text:style-name="MP2"><draw:frame draw:style-name="Mfr1" draw:name="Image1" text:anchor-type="as-char" svg:width="16.51cm" svg:height="0.071cm" draw:z-index="1"><draw:image xlink:href="Pictures/10000201000004B00000000490FBAAB901F93E93.png" xlink:type="simple" xlink:show="embed" xlink:actuate="onLoad"/></draw:frame></text:p>
        <text:p text:style-name="MP3"><text:bookmark text:name="h.w494w0yg8rg0"/></text:p>
      </style:footer>
    </style:master-page>
    <style:master-page style:name="MasterPageNext0" style:page-layout-name="Mpm1">
      <style:header>
        <text:p text:style-name="MP4"><text:bookmark text:name="h.leajue2ys1lr"/></text:p>
        <text:p text:style-name="MP5"><draw:frame draw:style-name="Mfr1" draw:name="1" text:anchor-type="as-char" svg:width="16.51cm" svg:height="0.071cm" draw:z-index="10"><draw:image xlink:href="Pictures/10000201000004B00000000490FBAAB901F93E93.png" xlink:type="simple" xlink:show="embed" xlink:actuate="onLoad"/></draw:frame></text:p>
      </style:header>
      <style:footer>
        <text:p text:style-name="MP5"><draw:frame draw:style-name="Mfr1" draw:name="2" text:anchor-type="as-char" svg:width="16.51cm" svg:height="0.071cm" draw:z-index="19"><draw:image xlink:href="Pictures/10000201000004B00000000490FBAAB901F93E93.png" xlink:type="simple" xlink:show="embed" xlink:actuate="onLoad"/></draw:frame><text:span text:style-name="MT1"><text:page-number text:select-page="current">10</text:page-number></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dc:title/>
    <meta:initial-creator/>
    <meta:editing-cycles>2</meta:editing-cycles>
    <dc:date>2016-02-23T08:58:25.580000000</dc:date>
    <meta:editing-duration>PT45S</meta:editing-duration>
    <meta:document-statistic meta:table-count="0" meta:image-count="4" meta:object-count="0" meta:page-count="10" meta:paragraph-count="113" meta:word-count="1136" meta:character-count="7397" meta:non-whitespace-character-count="6385"/>
  </office:meta>
</office:document-meta>
</file>